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vg:panose-1="2 2 6 3 5 4 5 2 3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2" style:parent-style-name="Standardstycketeckensnitt" style:family="text">
      <style:text-properties style:font-name="Helvetica" fo:font-weight="bold" style:font-weight-asian="bold" fo:language="en" fo:country="US"/>
    </style:style>
    <style:style style:name="P3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4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5" style:parent-style-name="Standardstycketeckensnitt" style:family="text">
      <style:text-properties style:font-name="Helvetica" fo:font-weight="bold" style:font-weight-asian="bold" fo:language="en" fo:country="US"/>
    </style:style>
    <style:style style:name="T6" style:parent-style-name="Standardstycketeckensnitt" style:family="text">
      <style:text-properties style:font-name="Helvetica" fo:font-weight="bold" style:font-weight-asian="bold" fo:language="en" fo:country="US"/>
    </style:style>
    <style:style style:name="P7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8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9" style:parent-style-name="Standardstycketeckensnitt" style:family="text">
      <style:text-properties style:font-name="Helvetica" fo:font-weight="bold" style:font-weight-asian="bold" fo:language="en" fo:country="US"/>
    </style:style>
    <style:style style:name="T10" style:parent-style-name="Standardstycketeckensnitt" style:family="text">
      <style:text-properties style:font-name="Helvetica" fo:language="en" fo:country="US"/>
    </style:style>
    <style:style style:name="T11" style:parent-style-name="Standardstycketeckensnitt" style:family="text">
      <style:text-properties style:font-name="Helvetica" fo:language="en" fo:country="US"/>
    </style:style>
    <style:style style:name="P12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13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14" style:parent-style-name="Standardstycketeckensnitt" style:family="text">
      <style:text-properties style:font-name="Helvetica" fo:font-weight="bold" style:font-weight-asian="bold" fo:language="en" fo:country="US"/>
    </style:style>
    <style:style style:name="T15" style:parent-style-name="Standardstycketeckensnitt" style:family="text">
      <style:text-properties style:font-name="Helvetica" fo:font-weight="bold" style:font-weight-asian="bold"/>
    </style:style>
    <style:style style:name="T16" style:parent-style-name="Standardstycketeckensnitt" style:family="text">
      <style:text-properties style:font-name="Helvetica" fo:font-weight="bold" style:font-weight-asian="bold"/>
    </style:style>
    <style:style style:name="T17" style:parent-style-name="Standardstycketeckensnitt" style:family="text">
      <style:text-properties style:font-name="Helvetica"/>
    </style:style>
    <style:style style:name="T18" style:parent-style-name="Standardstycketeckensnitt" style:family="text">
      <style:text-properties style:font-name="Helvetica"/>
    </style:style>
    <style:style style:name="P19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/>
    </style:style>
    <style:style style:name="P20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21" style:parent-style-name="Standardstycketeckensnitt" style:family="text">
      <style:text-properties style:font-name="Helvetica" fo:font-weight="bold" style:font-weight-asian="bold" fo:language="en" fo:country="US"/>
    </style:style>
    <style:style style:name="P22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23" style:parent-style-name="Standardstycketeckensnitt" style:family="text">
      <style:text-properties style:font-name="Helvetica" fo:font-weight="bold" style:font-weight-asian="bold" fo:language="en" fo:country="US"/>
    </style:style>
    <style:style style:name="P24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25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26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27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28" style:parent-style-name="Standardstycketeckensnitt" style:family="text">
      <style:text-properties style:font-name="Helvetica" fo:font-weight="bold" style:font-weight-asian="bold" fo:language="en" fo:country="US"/>
    </style:style>
    <style:style style:name="T29" style:parent-style-name="Standardstycketeckensnitt" style:family="text">
      <style:text-properties style:font-name="Helvetica" fo:font-weight="bold" style:font-weight-asian="bold" fo:language="en" fo:country="US"/>
    </style:style>
    <style:style style:name="T30" style:parent-style-name="Standardstycketeckensnitt" style:family="text">
      <style:text-properties style:font-name="Helvetica" fo:font-weight="bold" style:font-weight-asian="bold" fo:language="en" fo:country="US"/>
    </style:style>
    <style:style style:name="P31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32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33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34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35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36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37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38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39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40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font-weight="bold" style:font-weight-asian="bold" fo:language="en" fo:country="US"/>
    </style:style>
    <style:style style:name="P41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font-weight="bold" style:font-weight-asian="bold" fo:language="en" fo:country="US"/>
    </style:style>
    <style:style style:name="P42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43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44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45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46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47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48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49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50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font-weight="bold" style:font-weight-asian="bold" fo:language="en" fo:country="US"/>
    </style:style>
    <style:style style:name="P51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font-weight="bold" style:font-weight-asian="bold" fo:language="en" fo:country="US"/>
    </style:style>
    <style:style style:name="P52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53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54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55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56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57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58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</style:tab-stops>
      </style:paragraph-properties>
      <style:text-properties style:font-name="Helvetica" fo:language="en" fo:country="US"/>
    </style:style>
    <style:style style:name="P59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60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61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font-weight="bold" style:font-weight-asian="bold" fo:language="en" fo:country="US"/>
    </style:style>
    <style:style style:name="P62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63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64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</office:automatic-styles>
  <office:body>
    <office:text text:use-soft-page-breaks="true">
      <text:p text:style-name="P1"><text:span text:style-name="T2">Meeting Agenda</text:span></text:p>
      <text:p text:style-name="P3"/>
      <text:p text:style-name="P4"><text:span text:style-name="T5"><text:s text:c="2"/>Date:<text:s/></text:span><text:span text:style-name="T6"><text:s/>13/05 - 2015</text:span></text:p>
      <text:p text:style-name="P7"/>
      <text:p text:style-name="P8"><text:span text:style-name="T9"><text:s text:c="2"/>Facilitator:</text:span><text:span text:style-name="T10"><text:s/></text:span><text:span text:style-name="T11">Daniel Johansson</text:span></text:p>
      <text:p text:style-name="P12"/>
      <text:p text:style-name="P13"><text:span text:style-name="T14"><text:s text:c="2"/></text:span><text:span text:style-name="T15">Participants</text:span><text:span text:style-name="T16">:<text:s/></text:span><text:span text:style-name="T17">Neda Farhand</text:span><text:span text:style-name="T18">, Tobias Hallberg, Daniel Johansson, Erik Öhrn</text:span></text:p>
      <text:p text:style-name="P19"/>
      <text:p text:style-name="P20"><text:span text:style-name="T21">1. Objectives (5 min). Resolve any issues preventing the team to</text:span></text:p>
      <text:p text:style-name="P22"><text:span text:style-name="T23"><text:s text:c="2"/>continue.</text:span></text:p>
      <text:p text:style-name="P24"/>
      <text:p text:style-name="P25">Bug when the player returns to the first world. The plan is to remove the body everytime you enter a new world.</text:p>
      <text:p text:style-name="P26"/>
      <text:p text:style-name="P27"><text:span text:style-name="T28">2</text:span><text:span text:style-name="T29">. Reports</text:span><text:span text:style-name="T30"><text:s/>(15 min) from previous meeting</text:span></text:p>
      <text:p text:style-name="P31"/>
      <text:p text:style-name="P32">Erik has added a way to move between worlds. He changed the way the worlds save to a better way. He also added test collision things.</text:p>
      <text:p text:style-name="P33"/>
      <text:p text:style-name="P34">Tobias made a resource manager that manages the assets. He also made a<text:s/>way for the game to save.</text:p>
      <text:p text:style-name="P35"/>
      <text:p text:style-name="P36">Daniel added an aiming system.</text:p>
      <text:p text:style-name="P37"/>
      <text:p text:style-name="P38">Neda made a spawn method for both the player and zombies. She also started implementing potions.<text:s/></text:p>
      <text:p text:style-name="P39"/>
      <text:p text:style-name="P40">3. Discussion items (35 min)</text:p>
      <text:p text:style-name="P41"/>
      <text:p text:style-name="P42">The reason why the books spawns behind walls is that the books spawn ahead of the player. A way to fix this is to check if it is okey to spawn a book.</text:p>
      <text:p text:style-name="P43"/>
      <text:p text:style-name="P44">It is a good idea to put tiledMaps in the resource manager.</text:p>
      <text:p text:style-name="P45"/>
      <text:p text:style-name="P46">The method that gets called when the zombie gets hit by a book is knockout. It should decrease the health of the zombie<text:s/>instead.</text:p>
      <text:p text:style-name="P47"/>
      <text:p text:style-name="P48">What is the difference between room and level?</text:p>
      <text:p text:style-name="P49"/>
      <text:p text:style-name="P50">4. Outcomes and assignments<text:s/>(5 min)</text:p>
      <text:p text:style-name="P51"/>
      <text:p text:style-name="P52">Neda will continue on health, spawn, potions and zombie<text:s/>movement.</text:p>
      <text:p text:style-name="P53"/>
      <text:p text:style-name="P54">Tobias will add tiledmap to the resource manager. Better save function. Make the main menu better.</text:p>
      <text:p text:style-name="P55"/>
      <text:p text:style-name="P56">Daniel will work on making a flashlight. He will also add a mouse aiming system.</text:p>
      <text:p text:style-name="P57"/>
      <text:p text:style-name="P58">Erik will work on book and mapcontroller.<text:s/></text:p>
      <text:p text:style-name="P59"/>
      <text:p text:style-name="P60"/>
      <text:p text:style-name="P61">5. Wrap up</text:p>
      <text:soft-page-break/>
      <text:p text:style-name="P62">Next meeting will<text:s/>held at Monday 18/05 – 2015 12:30 M1205.</text:p>
      <text:p text:style-name="P63"/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vg:panose-1="2 2 6 3 5 4 5 2 3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rik Öhrn</dc:creator>
    <meta:creation-date>2015-05-13T10:14:00Z</meta:creation-date>
    <dc:date>2015-05-13T11:20:00Z</dc:date>
    <meta:template xlink:href="Normal.dotm" xlink:type="simple"/>
    <meta:editing-cycles>2</meta:editing-cycles>
    <meta:editing-duration>PT3960S</meta:editing-duration>
    <meta:document-statistic meta:page-count="2" meta:paragraph-count="3" meta:word-count="249" meta:character-count="1567" meta:row-count="11" meta:non-whitespace-character-count="1321"/>
  </office:meta>
</office:document-meta>
</file>